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e1cd" officeooo:paragraph-rsid="0005e1cd"/>
    </style:style>
    <style:style style:name="P2" style:family="paragraph" style:parent-style-name="Standard">
      <style:text-properties officeooo:rsid="0006cb18" officeooo:paragraph-rsid="0006cb18"/>
    </style:style>
    <style:style style:name="P3" style:family="paragraph" style:parent-style-name="Standard">
      <style:text-properties officeooo:rsid="000783ad" officeooo:paragraph-rsid="000783ad"/>
    </style:style>
    <style:style style:name="P4" style:family="paragraph" style:parent-style-name="Standard">
      <style:text-properties officeooo:rsid="0008c474" officeooo:paragraph-rsid="0008c474"/>
    </style:style>
    <style:style style:name="P5" style:family="paragraph" style:parent-style-name="Standard">
      <style:text-properties officeooo:rsid="000afd85" officeooo:paragraph-rsid="000afd85"/>
    </style:style>
    <style:style style:name="P6" style:family="paragraph" style:parent-style-name="Standard">
      <style:text-properties officeooo:paragraph-rsid="000afd85"/>
    </style:style>
    <style:style style:name="P7" style:family="paragraph" style:parent-style-name="Standard">
      <style:text-properties officeooo:rsid="000f0d36" officeooo:paragraph-rsid="000f0d36"/>
    </style:style>
    <style:style style:name="P8" style:family="paragraph" style:parent-style-name="Standard">
      <style:text-properties officeooo:rsid="0010c896" officeooo:paragraph-rsid="0010c896"/>
    </style:style>
    <style:style style:name="P9" style:family="paragraph" style:parent-style-name="Standard">
      <style:text-properties officeooo:rsid="00112c34" officeooo:paragraph-rsid="00112c34"/>
    </style:style>
    <style:style style:name="P10" style:family="paragraph" style:parent-style-name="Standard">
      <style:text-properties officeooo:rsid="001252d6" officeooo:paragraph-rsid="0013f072"/>
    </style:style>
    <style:style style:name="P11" style:family="paragraph" style:parent-style-name="Heading_20_3">
      <style:text-properties officeooo:rsid="000afd85" officeooo:paragraph-rsid="000afd85"/>
    </style:style>
    <style:style style:name="P12" style:family="paragraph" style:parent-style-name="Standard">
      <style:text-properties officeooo:rsid="00112c34" officeooo:paragraph-rsid="00112c34"/>
    </style:style>
    <style:style style:name="P13" style:family="paragraph" style:parent-style-name="Standard">
      <style:text-properties officeooo:rsid="00140c52" officeooo:paragraph-rsid="00140c52"/>
    </style:style>
    <style:style style:name="P14" style:family="paragraph" style:parent-style-name="Standard">
      <style:text-properties officeooo:rsid="00140c52" officeooo:paragraph-rsid="0015f954"/>
    </style:style>
    <style:style style:name="P15" style:family="paragraph" style:parent-style-name="Standard">
      <style:text-properties officeooo:rsid="000afd85" officeooo:paragraph-rsid="000afd85"/>
    </style:style>
    <style:style style:name="P16" style:family="paragraph" style:parent-style-name="Standard">
      <style:text-properties officeooo:rsid="00158c2a" officeooo:paragraph-rsid="00158c2a"/>
    </style:style>
    <style:style style:name="P17" style:family="paragraph" style:parent-style-name="Standard">
      <style:text-properties officeooo:rsid="0016dc92" officeooo:paragraph-rsid="0016dc92"/>
    </style:style>
    <style:style style:name="T1" style:family="text">
      <style:text-properties officeooo:rsid="0008be34"/>
    </style:style>
    <style:style style:name="T2" style:family="text">
      <style:text-properties officeooo:rsid="0009f68b"/>
    </style:style>
    <style:style style:name="T3" style:family="text">
      <style:text-properties officeooo:rsid="000afd85"/>
    </style:style>
    <style:style style:name="T4" style:family="text">
      <style:text-properties officeooo:rsid="000fd937"/>
    </style:style>
    <style:style style:name="T5" style:family="text">
      <style:text-properties officeooo:rsid="0011f6bd"/>
    </style:style>
    <style:style style:name="T6" style:family="text">
      <style:text-properties officeooo:rsid="0013f072"/>
    </style:style>
    <style:style style:name="T7" style:family="text">
      <style:text-properties officeooo:rsid="0015f954"/>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ing Jehoshaphat</text:p>
      <text:p text:style-name="P1"/>
      <text:p text:style-name="P2">He grew up in his father’s Asa influenced.</text:p>
      <text:p text:style-name="P2"/>
      <text:p text:style-name="P3">1. 1 King 15 : 12 His father removed <text:span text:style-name="T2">worship</text:span>, but high places still around.</text:p>
      <text:p text:style-name="P3">He was brave enough to stop the </text:p>
      <text:p text:style-name="P3">17 : 6. <text:span text:style-name="T2">courageous</text:span> <text:span text:style-name="T1">in ways of the Lord </text:span>to take the idols out of Judah. </text:p>
      <text:p text:style-name="P3"/>
      <text:p text:style-name="P3"/>
      <text:p text:style-name="P3"/>
      <text:p text:style-name="P4">The Lord blessed him, <text:span text:style-name="T3">many mighty armies</text:span></text:p>
      <text:p text:style-name="P4"/>
      <text:p text:style-name="P4"/>
      <text:p text:style-name="P5">Jehoshaphat : </text:p>
      <text:p text:style-name="P5"/>
      <text:p text:style-name="P5">One incident in our lives that serves good reminder.</text:p>
      <text:p text:style-name="P5"/>
      <text:p text:style-name="P16">He made an alliance with the wicked people and loved those who hated God. This is a reminder when we make friends or aquaintances. The person he alliance with was Ahab, <text:s/>and first we will from this incident learnt about the future repercussions. <text:span text:style-name="T7">First we will learn about the chracter of Ahab, and see how this unknowingly influenced Jehoshaphat negatively. </text:span></text:p>
      <text:p text:style-name="P5"/>
      <text:h text:style-name="P11" text:outline-level="3">Proverbs 13:20</text:h>
      <text:p text:style-name="P6"><text:a xlink:type="simple" xlink:href="https://bible.knowing-jesus.com/1-Corinthians/15/33" text:style-name="Internet_20_link" text:visited-style-name="Visited_20_Internet_20_Link"><text:span text:style-name="T3">1 Corinthians 15:33</text:span></text:a><text:span text:style-name="T3"> </text:span></text:p>
      <text:section text:style-name="Sect1" text:name="Replacep">
        <text:p text:style-name="Text_20_body">Do not be deceived: "Bad company corrupts good morals."</text:p>
      </text:section>
      <text:p text:style-name="P5"/>
      <text:p text:style-name="P7">Jehoshaphat allied with Ahab, <text:span text:style-name="T4">he had a marriage alliance. They became in laws. Their children married each other, Ahab’s daugher and Jehoshaphat’s son. </text:span></text:p>
      <text:p text:style-name="P7"/>
      <text:p text:style-name="P8">Brief summary of Ahab : 1 King 22 : 4 - &gt; No other king sold himself to do evil as much as Ahab, and incited by his wife. </text:p>
      <text:p text:style-name="P8"/>
      <text:p text:style-name="P9">Ahab was a bad king, and Jehoshaphat paid ahab a visit. </text:p>
      <text:p text:style-name="P9">Ahab welcomed him with open arms, killing many animals and holding a great feast. <text:span text:style-name="T5">Ahab had his intentions, he wanted someone to alliace himself with to fight against ramoth gilead</text:span></text:p>
      <text:p text:style-name="P9"/>
      <text:p text:style-name="P10">Of course Jehoshaphat first reaction was to enquire of God if the battle should be made. <text:span text:style-name="T6">Ahab gathered his 400 prophets and asked “ Shall we go to Ramoth-Gilead or shall I refrain?. All the 400 prophets siad, Go up and God will give it to your hand of the King. Jehoshaphat at this time for an unkonwn reason asked, is there another prophet whom we might ask of the Lord. King Ahab at this time knew of a man to enquire of the Lord. As much as Ahab was an idol worshipper, he actually knew where to find the true prophet of God. He knew that he had to find Micaiah, the son of Imlah, but Ahab disliked him because Micaiah only prophesised evil things about Ahab. <text:s/></text:span></text:p>
      <text:p text:style-name="P9"/>
      <text:p text:style-name="P14">Micaiah prophesised first that God will allow him to prosper. But King Ahab knew that Micaiah was not telling the truth, and he finally said v16 : “ I see all Israel scattered as sheep without shepar, without a master. <text:span text:style-name="T7">God’s message to Ahab was rather interesting, God sent a spirit to persuade Ahab to go up to Ramoth Gilead to his death , and sent a lying spirit to his prophets and has declared disaster against Ahab. </text:span></text:p>
      <text:p text:style-name="P14"/>
      <text:p text:style-name="P17"><text:soft-page-break/>In the end, Ahab chose to belive the false propphets</text:p>
      <text:p text:style-name="P14"/>
      <text:p text:style-name="P14"><text:span text:style-name="T7">Ahab knew </text:span></text:p>
      <text:p text:style-name="P13"/>
      <text:p text:style-name="P13"/>
      <text:p text:style-name="P9"/>
      <text:p text:style-name="P9"><text:bookmark text:name="en-NKJV-16918"/>A man’s gift makes room for him,<text:line-break/>And brings him before great me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6T23:09:32.067272817</meta:creation-date>
    <dc:date>2017-09-17T23:54:43.079340744</dc:date>
    <meta:editing-duration>PT2H48M41S</meta:editing-duration>
    <meta:editing-cycles>20</meta:editing-cycles>
    <meta:generator>LibreOffice/5.1.6.2$Linux_X86_64 LibreOffice_project/10m0$Build-2</meta:generator>
    <meta:document-statistic meta:table-count="0" meta:image-count="0" meta:object-count="0" meta:page-count="2" meta:paragraph-count="21" meta:word-count="464" meta:character-count="2510" meta:non-whitespace-character-count="2054"/>
  </office:meta>
</office:document-meta>
</file>